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7.442cm"/>
    </style:style>
    <style:style style:name="co3" style:family="table-column">
      <style:table-column-properties fo:break-before="auto" style:column-width="4.173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ro1" style:family="table-row">
      <style:table-row-properties style:row-height="2.7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bf00" fo:border="0.06pt solid #000000"/>
    </style:style>
    <style:style style:name="ce30" style:family="table-cell" style:parent-style-name="Default">
      <style:table-cell-properties fo:background-color="#00a933" fo:border="0.06pt solid #000000"/>
    </style:style>
    <style:style style:name="ce24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alificacion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8" table:default-cell-style-name="ce9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3" office:value-type="string" calcext:value-type="string">
            <text:p>Questionnaire 1 10%</text:p>
          </table:table-cell>
          <table:table-cell table:style-name="ce13" office:value-type="string" calcext:value-type="string">
            <text:p>Midterm Exam Three Party Coalition Exercise Round 1 20%</text:p>
          </table:table-cell>
          <table:table-cell table:style-name="ce13" office:value-type="string" calcext:value-type="string">
            <text:p>Primer Corte 30%</text:p>
          </table:table-cell>
          <table:table-cell table:style-name="ce13" office:value-type="string" calcext:value-type="string">
            <text:p>Questionnaire 2 10%</text:p>
          </table:table-cell>
          <table:table-cell table:style-name="ce13" office:value-type="string" calcext:value-type="string">
            <text:p>Midterm Exam Three Party Coalition Exercise Round 2 20%</text:p>
          </table:table-cell>
          <table:table-cell table:style-name="ce13" office:value-type="string" calcext:value-type="string">
            <text:p>Segundo Corte 30%</text:p>
          </table:table-cell>
          <table:table-cell table:style-name="ce13" office:value-type="string" calcext:value-type="string">
            <text:p>Questionnaire 3 10%</text:p>
          </table:table-cell>
          <table:table-cell table:style-name="ce13" office:value-type="string" calcext:value-type="string">
            <text:p>Cumulative grade 70%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ce3" office:value-type="string" calcext:value-type="string">
            <text:p>JHONATTAN YESID</text:p>
          </table:table-cell>
          <table:table-cell table:style-name="ce3" office:value-type="string" calcext:value-type="string">
            <text:p>ALARCON SILVA</text:p>
          </table:table-cell>
          <table:table-cell table:style-name="ce3" office:value-type="string" calcext:value-type="string">
            <text:p>u2204656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2]*0.3 + [.I2]*0.3 + [.J2]*0.1" office:value-type="float" office:value="28.9" calcext:value-type="float">
            <text:p>29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RISTIAN SAUL</text:p>
          </table:table-cell>
          <table:table-cell table:style-name="ce3" office:value-type="string" calcext:value-type="string">
            <text:p>ALBARRACIN ROMERO</text:p>
          </table:table-cell>
          <table:table-cell table:style-name="ce3" office:value-type="string" calcext:value-type="string">
            <text:p>u220465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[.F3]*0.3 + [.I3]*0.3 + [.J3]*0.1" office:value-type="float" office:value="26.2" calcext:value-type="float">
            <text:p>26</text:p>
          </table:table-cell>
          <table:table-cell table:style-name="ce26"/>
          <table:table-cell table:style-name="ce22"/>
          <table:table-cell table:style-name="ce24" office:value-type="string" calcext:value-type="string">
            <text:p>Not enrolled</text:p>
          </table:table-cell>
        </table:table-row>
        <table:table-row table:style-name="ro2">
          <table:table-cell table:style-name="ce3" office:value-type="string" calcext:value-type="string">
            <text:p>LORENA</text:p>
          </table:table-cell>
          <table:table-cell table:style-name="ce3" office:value-type="string" calcext:value-type="string">
            <text:p>CALDERON RIVERA</text:p>
          </table:table-cell>
          <table:table-cell table:style-name="ce3" office:value-type="string" calcext:value-type="string">
            <text:p>d010627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4]*0.3 + [.I4]*0.3 + [.J4]*0.1" office:value-type="float" office:value="26.9" calcext:value-type="float">
            <text:p>27</text:p>
          </table:table-cell>
          <table:table-cell table:style-name="ce26"/>
          <table:table-cell table:style-name="ce23"/>
          <table:table-cell table:style-name="ce24" office:value-type="string" calcext:value-type="string">
            <text:p>Not presented</text:p>
          </table:table-cell>
        </table:table-row>
        <table:table-row table:style-name="ro2">
          <table:table-cell table:style-name="ce3" office:value-type="string" calcext:value-type="string">
            <text:p>NEIDY ALEJANDRA</text:p>
          </table:table-cell>
          <table:table-cell table:style-name="ce3" office:value-type="string" calcext:value-type="string">
            <text:p>CANCELADO CADENA</text:p>
          </table:table-cell>
          <table:table-cell table:style-name="ce3" office:value-type="string" calcext:value-type="string">
            <text:p>u2204534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5]*0.3 + [.I5]*0.3 + [.J5]*0.1" office:value-type="float" office:value="22.4" calcext:value-type="float">
            <text:p>22</text:p>
          </table:table-cell>
          <table:table-cell table:style-name="ce26"/>
          <table:table-cell table:style-name="ce30"/>
          <table:table-cell table:style-name="ce24" office:value-type="string" calcext:value-type="string">
            <text:p><text:span text:style-name="T1">Grade replaced  related to problems in moodle </text:span>platform </text:p>
          </table:table-cell>
        </table:table-row>
        <table:table-row table:style-name="ro2">
          <table:table-cell table:style-name="ce3" office:value-type="string" calcext:value-type="string">
            <text:p>VALERIA</text:p>
          </table:table-cell>
          <table:table-cell table:style-name="ce3" office:value-type="string" calcext:value-type="string">
            <text:p>CARDONA NINO</text:p>
          </table:table-cell>
          <table:table-cell table:style-name="ce3" office:value-type="string" calcext:value-type="string">
            <text:p>d010636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[.F6]*0.3 + [.I6]*0.3 + [.J6]*0.1" office:value-type="float" office:value="26.5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RISTIAN DAVID</text:p>
          </table:table-cell>
          <table:table-cell table:style-name="ce3" office:value-type="string" calcext:value-type="string">
            <text:p>CASTRO SANCHEZ</text:p>
          </table:table-cell>
          <table:table-cell table:style-name="ce3" office:value-type="string" calcext:value-type="string">
            <text:p>d010533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[.F7]*0.3 + [.I7]*0.3 + [.J7]*0.1" office:value-type="float" office:value="24.1" calcext:value-type="float">
            <text:p>24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CHAVEZ MORENO</text:p>
          </table:table-cell>
          <table:table-cell table:style-name="ce3" office:value-type="string" calcext:value-type="string">
            <text:p>d010614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8]*0.3 + [.I8]*0.3 + [.J8]*0.1" office:value-type="float" office:value="26.8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NESTOR</text:p>
          </table:table-cell>
          <table:table-cell table:style-name="ce3" office:value-type="string" calcext:value-type="string">
            <text:p>CHITIVA RICO</text:p>
          </table:table-cell>
          <table:table-cell table:style-name="ce3" office:value-type="string" calcext:value-type="string">
            <text:p>u220418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9]*0.3 + [.I9]*0.3 + [.J9]*0.1" office:value-type="float" office:value="27.5" calcext:value-type="float">
            <text:p>28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MARIA PAULA</text:p>
          </table:table-cell>
          <table:table-cell table:style-name="ce3" office:value-type="string" calcext:value-type="string">
            <text:p>CIFUENTES ROJAS</text:p>
          </table:table-cell>
          <table:table-cell table:style-name="ce3" office:value-type="string" calcext:value-type="string">
            <text:p>d01058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10]*0.3 + [.I10]*0.3 + [.J10]*0.1" office:value-type="float" office:value="26.5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VANESSA</text:p>
          </table:table-cell>
          <table:table-cell table:style-name="ce3" office:value-type="string" calcext:value-type="string">
            <text:p>CIFUENTES SOTELO</text:p>
          </table:table-cell>
          <table:table-cell table:style-name="ce3" office:value-type="string" calcext:value-type="string">
            <text:p>u22046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[.F11]*0.3 + [.I11]*0.3 + [.J11]*0.1" office:value-type="float" office:value="26.4" calcext:value-type="float">
            <text:p>2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MARIO ESTID</text:p>
          </table:table-cell>
          <table:table-cell table:style-name="ce3" office:value-type="string" calcext:value-type="string">
            <text:p>CRISTANCHO PEREZ</text:p>
          </table:table-cell>
          <table:table-cell table:style-name="ce3" office:value-type="string" calcext:value-type="string">
            <text:p>u220468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[.F12]*0.3 + [.I12]*0.3 + [.J12]*0.1" office:value-type="float" office:value="27.6" calcext:value-type="float">
            <text:p>28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DERSON DAVID</text:p>
          </table:table-cell>
          <table:table-cell table:style-name="ce3" office:value-type="string" calcext:value-type="string">
            <text:p>CRUZ HERNANDEZ</text:p>
          </table:table-cell>
          <table:table-cell table:style-name="ce3" office:value-type="string" calcext:value-type="string">
            <text:p>u220468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13]*0.3 + [.I13]*0.3 + [.J13]*0.1" office:value-type="float" office:value="27.5" calcext:value-type="float">
            <text:p>28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ERICK HUMBERTO</text:p>
          </table:table-cell>
          <table:table-cell table:style-name="ce3" office:value-type="string" calcext:value-type="string">
            <text:p>DEL RIO RODRIGUEZ</text:p>
          </table:table-cell>
          <table:table-cell table:style-name="ce3" office:value-type="string" calcext:value-type="string">
            <text:p>d010303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14]*0.3 + [.I14]*0.3 + [.J14]*0.1" office:value-type="float" office:value="29.9" calcext:value-type="float">
            <text:p>30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LAUDIA PATRICIA</text:p>
          </table:table-cell>
          <table:table-cell table:style-name="ce3" office:value-type="string" calcext:value-type="string">
            <text:p>FONSECA PUENTES</text:p>
          </table:table-cell>
          <table:table-cell table:style-name="ce3" office:value-type="string" calcext:value-type="string">
            <text:p>d010628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15]*0.3 + [.I15]*0.3 + [.J15]*0.1" office:value-type="float" office:value="26.9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ERIKA</text:p>
          </table:table-cell>
          <table:table-cell table:style-name="ce3" office:value-type="string" calcext:value-type="string">
            <text:p>GONZALEZ CONTRERAS</text:p>
          </table:table-cell>
          <table:table-cell table:style-name="ce3" office:value-type="string" calcext:value-type="string">
            <text:p>d01044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16]*0.3 + [.I16]*0.3 + [.J16]*0.1" office:value-type="float" office:value="27.2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GERALDINE</text:p>
          </table:table-cell>
          <table:table-cell table:style-name="ce3" office:value-type="string" calcext:value-type="string">
            <text:p>GRANADOS PATIO</text:p>
          </table:table-cell>
          <table:table-cell table:style-name="ce3" office:value-type="string" calcext:value-type="string">
            <text:p>u220454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17]*0.3 + [.I17]*0.3 + [.J17]*0.1" office:value-type="float" office:value="26.5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YELA CONSTANZA</text:p>
          </table:table-cell>
          <table:table-cell table:style-name="ce3" office:value-type="string" calcext:value-type="string">
            <text:p>HERNANDEZ BARON</text:p>
          </table:table-cell>
          <table:table-cell table:style-name="ce3" office:value-type="string" calcext:value-type="string">
            <text:p>u2204551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DIANA PATRICIA</text:p>
          </table:table-cell>
          <table:table-cell table:style-name="ce3" office:value-type="string" calcext:value-type="string">
            <text:p>LOPEZ ALVAREZ</text:p>
          </table:table-cell>
          <table:table-cell table:style-name="ce3" office:value-type="string" calcext:value-type="string">
            <text:p>d01062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[.F19]*0.3 + [.I19]*0.3 + [.J19]*0.1" office:value-type="float" office:value="23.3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ULIANA CECILIA</text:p>
          </table:table-cell>
          <table:table-cell table:style-name="ce3" office:value-type="string" calcext:value-type="string">
            <text:p>LOPEZ SUAREZ</text:p>
          </table:table-cell>
          <table:table-cell table:style-name="ce3" office:value-type="string" calcext:value-type="string">
            <text:p>d010593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[.F20]*0.3 + [.I20]*0.3 + [.J20]*0.1" office:value-type="float" office:value="22.8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DRES FELIPE</text:p>
          </table:table-cell>
          <table:table-cell table:style-name="ce3" office:value-type="string" calcext:value-type="string">
            <text:p>MILLAN CESPEDES</text:p>
          </table:table-cell>
          <table:table-cell table:style-name="ce3" office:value-type="string" calcext:value-type="string">
            <text:p>d010581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[.F21]*0.3 + [.I21]*0.3 + [.J21]*0.1" office:value-type="float" office:value="27.6" calcext:value-type="float">
            <text:p>28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EDGAR ALFREDO</text:p>
          </table:table-cell>
          <table:table-cell table:style-name="ce3" office:value-type="string" calcext:value-type="string">
            <text:p>MONJE RODRIGUEZ</text:p>
          </table:table-cell>
          <table:table-cell table:style-name="ce3" office:value-type="string" calcext:value-type="string">
            <text:p>d010600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style-name="ce10" table:formula="of:=[.F22]*0.3 + [.I22]*0.3 + [.J22]*0.1" office:value-type="float" office:value="26.9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AURA CAMILA</text:p>
          </table:table-cell>
          <table:table-cell table:style-name="ce3" office:value-type="string" calcext:value-type="string">
            <text:p>MONTENEGRO SEPULVEDA</text:p>
          </table:table-cell>
          <table:table-cell table:style-name="ce3" office:value-type="string" calcext:value-type="string">
            <text:p>u220456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number-columns-repeated="2" table:style-name="ce10" office:value-type="float" office:value="50" calcext:value-type="float">
            <text:p>50</text:p>
          </table:table-cell>
          <table:table-cell table:style-name="ce10" table:formula="of:=[.F23]*0.3 + [.I23]*0.3 + [.J23]*0.1" office:value-type="float" office:value="31.1" calcext:value-type="float">
            <text:p>31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NATHALY</text:p>
          </table:table-cell>
          <table:table-cell table:style-name="ce3" office:value-type="string" calcext:value-type="string">
            <text:p>MORENO ACOSTA</text:p>
          </table:table-cell>
          <table:table-cell table:style-name="ce3" office:value-type="string" calcext:value-type="string">
            <text:p>d01052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[.F24]*0.3 + [.I24]*0.3 + [.J24]*0.1" office:value-type="float" office:value="24" calcext:value-type="float">
            <text:p>24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UAN PABLO</text:p>
          </table:table-cell>
          <table:table-cell table:style-name="ce3" office:value-type="string" calcext:value-type="string">
            <text:p>MORENO MAHECHA</text:p>
          </table:table-cell>
          <table:table-cell table:style-name="ce3" office:value-type="string" calcext:value-type="string">
            <text:p>d0105705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25]*0.3 + [.I25]*0.3 + [.J25]*0.1" office:value-type="float" office:value="28.6" calcext:value-type="float">
            <text:p>29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. MARIANA</text:p>
          </table:table-cell>
          <table:table-cell table:style-name="ce3" office:value-type="string" calcext:value-type="string">
            <text:p>ORTIZ LAVACUDE</text:p>
          </table:table-cell>
          <table:table-cell table:style-name="ce3" office:value-type="string" calcext:value-type="string">
            <text:p>d010639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[.F26]*0.3 + [.I26]*0.3 + [.J26]*0.1" office:value-type="float" office:value="24.1" calcext:value-type="float">
            <text:p>24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EIDY MARCELA</text:p>
          </table:table-cell>
          <table:table-cell table:style-name="ce3" office:value-type="string" calcext:value-type="string">
            <text:p>PARRA OLARTE</text:p>
          </table:table-cell>
          <table:table-cell table:style-name="ce3" office:value-type="string" calcext:value-type="string">
            <text:p>d010619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[.F27]*0.3 + [.I27]*0.3 + [.J27]*0.1" office:value-type="float" office:value="26.1" calcext:value-type="float">
            <text:p>2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WENDY</text:p>
          </table:table-cell>
          <table:table-cell table:style-name="ce3" office:value-type="string" calcext:value-type="string">
            <text:p>PULIDO TOVAR</text:p>
          </table:table-cell>
          <table:table-cell table:style-name="ce3" office:value-type="string" calcext:value-type="string">
            <text:p>d01063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28]*0.3 + [.I28]*0.3 + [.J28]*0.1" office:value-type="float" office:value="25.4" calcext:value-type="float">
            <text:p>25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ARLOS JAVIER</text:p>
          </table:table-cell>
          <table:table-cell table:style-name="ce3" office:value-type="string" calcext:value-type="string">
            <text:p>QUINCHARA FORERO</text:p>
          </table:table-cell>
          <table:table-cell table:style-name="ce3" office:value-type="string" calcext:value-type="string">
            <text:p>d010538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29]*0.3 + [.I29]*0.3 + [.J29]*0.1" office:value-type="float" office:value="26.8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GIE NATALIA</text:p>
          </table:table-cell>
          <table:table-cell table:style-name="ce3" office:value-type="string" calcext:value-type="string">
            <text:p>RAMIREZ GARCIA</text:p>
          </table:table-cell>
          <table:table-cell table:style-name="ce3" office:value-type="string" calcext:value-type="string">
            <text:p>u220457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30]*0.3 + [.I30]*0.3 + [.J30]*0.1" office:value-type="float" office:value="27.2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HOAN FERNEY</text:p>
          </table:table-cell>
          <table:table-cell table:style-name="ce3" office:value-type="string" calcext:value-type="string">
            <text:p>RAMOS SUSUNAGA</text:p>
          </table:table-cell>
          <table:table-cell table:style-name="ce3" office:value-type="string" calcext:value-type="string">
            <text:p>d0105938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REINA FONSECA</text:p>
          </table:table-cell>
          <table:table-cell table:style-name="ce3" office:value-type="string" calcext:value-type="string">
            <text:p>d010516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32]*0.3 + [.I32]*0.3 + [.J32]*0.1" office:value-type="float" office:value="28.6" calcext:value-type="float">
            <text:p>29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YEISSON</text:p>
          </table:table-cell>
          <table:table-cell table:style-name="ce3" office:value-type="string" calcext:value-type="string">
            <text:p>RIVERA SALINAS</text:p>
          </table:table-cell>
          <table:table-cell table:style-name="ce3" office:value-type="string" calcext:value-type="string">
            <text:p>u220365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[.F33]*0.3 + [.I33]*0.3 + [.J33]*0.1" office:value-type="float" office:value="26.4" calcext:value-type="float">
            <text:p>2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GIE JULIET</text:p>
          </table:table-cell>
          <table:table-cell table:style-name="ce3" office:value-type="string" calcext:value-type="string">
            <text:p>RODRIGUEZ LINARES</text:p>
          </table:table-cell>
          <table:table-cell table:style-name="ce3" office:value-type="string" calcext:value-type="string">
            <text:p>d010605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[.F34]*0.3 + [.I34]*0.3 + [.J34]*0.1" office:value-type="float" office:value="25.9" calcext:value-type="float">
            <text:p>2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ORENA</text:p>
          </table:table-cell>
          <table:table-cell table:style-name="ce3" office:value-type="string" calcext:value-type="string">
            <text:p>RODRIGUEZ LOPEZ</text:p>
          </table:table-cell>
          <table:table-cell table:style-name="ce3" office:value-type="string" calcext:value-type="string">
            <text:p>d01062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35]*0.3 + [.I35]*0.3 + [.J35]*0.1" office:value-type="float" office:value="30.5" calcext:value-type="float">
            <text:p>31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YANNY</text:p>
          </table:table-cell>
          <table:table-cell table:style-name="ce3" office:value-type="string" calcext:value-type="string">
            <text:p>SANCHEZ GARCIA</text:p>
          </table:table-cell>
          <table:table-cell table:style-name="ce3" office:value-type="string" calcext:value-type="string">
            <text:p>d0105836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36]*0.3 + [.I36]*0.3 + [.J36]*0.1" office:value-type="float" office:value="24.7" calcext:value-type="float">
            <text:p>25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MARIA PAULA</text:p>
          </table:table-cell>
          <table:table-cell table:style-name="ce3" office:value-type="string" calcext:value-type="string">
            <text:p>SANCHEZ RIVERA</text:p>
          </table:table-cell>
          <table:table-cell table:style-name="ce3" office:value-type="string" calcext:value-type="string">
            <text:p>d01058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style-name="ce10" table:formula="of:=[.F37]*0.3 + [.I37]*0.3 + [.J37]*0.1" office:value-type="float" office:value="24.5" calcext:value-type="float">
            <text:p>25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INGRID BIBIANA</text:p>
          </table:table-cell>
          <table:table-cell table:style-name="ce3" office:value-type="string" calcext:value-type="string">
            <text:p>SUAREZ FORERO</text:p>
          </table:table-cell>
          <table:table-cell table:style-name="ce3" office:value-type="string" calcext:value-type="string">
            <text:p>d01028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2" calcext:value-type="float">
            <text:p>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[.F38]*0.3 + [.I38]*0.3 + [.J38]*0.1" office:value-type="float" office:value="27.6" calcext:value-type="float">
            <text:p>28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AURA CATALINA</text:p>
          </table:table-cell>
          <table:table-cell table:style-name="ce3" office:value-type="string" calcext:value-type="string">
            <text:p>SUAREZ OSPINA</text:p>
          </table:table-cell>
          <table:table-cell table:style-name="ce3" office:value-type="string" calcext:value-type="string">
            <text:p>u220458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39]*0.3 + [.I39]*0.3 + [.J39]*0.1" office:value-type="float" office:value="26.9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PAOLA ANDREA</text:p>
          </table:table-cell>
          <table:table-cell table:style-name="ce3" office:value-type="string" calcext:value-type="string">
            <text:p>TORRES SEPULVEDA</text:p>
          </table:table-cell>
          <table:table-cell table:style-name="ce3" office:value-type="string" calcext:value-type="string">
            <text:p>d01059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3" calcext:value-type="float">
            <text:p>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[.F40]*0.3 + [.I40]*0.3 + [.J40]*0.1" office:value-type="float" office:value="25.5" calcext:value-type="float">
            <text:p>2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OHAN CAMILO</text:p>
          </table:table-cell>
          <table:table-cell table:style-name="ce3" office:value-type="string" calcext:value-type="string">
            <text:p>VARGAS SANCHEZ</text:p>
          </table:table-cell>
          <table:table-cell table:style-name="ce3" office:value-type="string" calcext:value-type="string">
            <text:p>u220428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[.F41]*0.3 + [.I41]*0.3 + [.J41]*0.1" office:value-type="float" office:value="26.2" calcext:value-type="float">
            <text:p>2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YILMER FELIPE</text:p>
          </table:table-cell>
          <table:table-cell table:style-name="ce3" office:value-type="string" calcext:value-type="string">
            <text:p>VEGA ANAYA</text:p>
          </table:table-cell>
          <table:table-cell table:style-name="ce3" office:value-type="string" calcext:value-type="string">
            <text:p>u220476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42]*0.3 + [.I42]*0.3 + [.J42]*0.1" office:value-type="float" office:value="27.2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 table:number-rows-repeated="2">
          <table:table-cell table:number-columns-repeated="11"/>
          <table:table-cell table:style-name="ce27"/>
          <table:table-cell table:number-columns-repeated="2"/>
        </table:table-row>
        <table:table-row table:style-name="ro2" table:number-rows-repeated="104853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  <table:database-ranges>
        <table:database-range table:name="__Anonymous_Sheet_DB__0" table:target-range-address="Calificaciones.A1:Calificaciones.K4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1-16">00/00/0000</text:date>, <text:time style:data-style-name="N2" text:time-value="09:31:30.57342050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FRANCISCO GOMEZ LOPEZ</meta:initial-creator>
    <meta:creation-date>2020-10-04T22:02:06</meta:creation-date>
    <dc:date>2020-11-16T09:34:42.588898804</dc:date>
    <meta:editing-duration>PT2H15M12S</meta:editing-duration>
    <meta:editing-cycles>18</meta:editing-cycles>
    <meta:document-statistic meta:table-count="1" meta:cell-count="465" meta:object-count="0"/>
  </office:meta>
</office:document-meta>
</file>